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9000001D0CED40A0B.png" manifest:media-type="image/png"/>
  <manifest:file-entry manifest:full-path="Pictures/1000000100000398000001FFFD2A5868.png" manifest:media-type="image/png"/>
  <manifest:file-entry manifest:full-path="Pictures/10000001000004E00000029D7ADC05B3.png" manifest:media-type="image/png"/>
  <manifest:file-entry manifest:full-path="Pictures/1000000100000395000002032ACDEB32.png" manifest:media-type="image/png"/>
  <manifest:file-entry manifest:full-path="Pictures/10000001000001200000020140B47FFA.png" manifest:media-type="image/png"/>
  <manifest:file-entry manifest:full-path="Pictures/10000001000000E10000014E4D2B66B6.png" manifest:media-type="image/png"/>
  <manifest:file-entry manifest:full-path="Pictures/10000001000003970000020441C4C5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4d0" officeooo:paragraph-rsid="001ed4d0"/>
    </style:style>
    <style:style style:name="P2" style:family="paragraph" style:parent-style-name="Standard">
      <style:paragraph-properties fo:break-before="page"/>
      <style:text-properties officeooo:rsid="001ed4d0" officeooo:paragraph-rsid="001ed4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0626in" svg:y="-0.0602in" svg:width="6.6929in" svg:height="3.7575in" draw:z-index="0"><draw:image xlink:href="Pictures/10000001000003970000020441C4C518.png" xlink:type="simple" xlink:show="embed" xlink:actuate="onLoad" draw:mime-type="image/png"/></draw:frame></text:p>
      <text:p text:style-name="P1"/>
      <text:p text:style-name="P1">Clocks are 4-ti<draw:frame draw:style-name="fr4" draw:name="Image3" text:anchor-type="char" svg:x="0.0937in" svg:y="3.6366in" svg:width="2.3437in" svg:height="3.4791in" draw:z-index="2"><draw:image xlink:href="Pictures/10000001000000E10000014E4D2B66B6.png" xlink:type="simple" xlink:show="embed" xlink:actuate="onLoad" draw:mime-type="image/png"/></draw:frame>ck clocks, ie 20 clocks at 1,048,576Hz of cpu<draw:frame draw:style-name="fr2" draw:name="Image4" text:anchor-type="char" svg:x="2.6173in" svg:y="3.698in" svg:width="3in" svg:height="5.3437in" draw:z-index="3"><draw:image xlink:href="Pictures/10000001000001200000020140B47FFA.png" xlink:type="simple" xlink:show="embed" xlink:actuate="onLoad" draw:mime-type="image/png"/></draw:frame></text:p>
      <text:p text:style-name="P2"><draw:frame draw:style-name="fr1" draw:name="Image7" text:anchor-type="char" svg:width="6.6929in" svg:height="3.7583in" draw:z-index="6"><draw:image xlink:href="Pictures/1000000100000395000002032ACDEB32.png" xlink:type="simple" xlink:show="embed" xlink:actuate="onLoad" draw:mime-type="image/png"/></draw:frame></text:p>
      <text:p text:style-name="P2"><draw:frame draw:style-name="fr3" draw:name="Image2" text:anchor-type="char" svg:x="-0.052in" svg:y="7.3181in" svg:width="6.6929in" svg:height="3.5874in" draw:z-index="1"><draw:image xlink:href="Pictures/10000001000004E00000029D7ADC05B3.png" xlink:type="simple" xlink:show="embed" xlink:actuate="onLoad" draw:mime-type="image/png"/></draw:frame><draw:frame draw:style-name="fr1" draw:name="Image5" text:anchor-type="char" svg:width="6.6929in" svg:height="3.7173in" draw:z-index="4"><draw:image xlink:href="Pictures/1000000100000398000001FFFD2A5868.png" xlink:type="simple" xlink:show="embed" xlink:actuate="onLoad" draw:mime-type="image/png"/></draw:frame><draw:frame draw:style-name="fr2" draw:name="Image6" text:anchor-type="char" svg:x="-0.052in" svg:y="3.7165in" svg:width="6.6929in" svg:height="3.6925in" draw:z-index="5"><draw:image xlink:href="Pictures/1000000100000349000001D0CED40A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50:21.432825927</meta:creation-date>
    <dc:date>2024-08-09T22:36:35.908898885</dc:date>
    <meta:editing-duration>PT1H46M24S</meta:editing-duration>
    <meta:editing-cycles>4</meta:editing-cycles>
    <meta:generator>LibreOffice/24.2.4.2$Linux_X86_64 LibreOffice_project/420$Build-2</meta:generator>
    <meta:document-statistic meta:table-count="0" meta:image-count="7" meta:object-count="0" meta:page-count="3" meta:paragraph-count="1" meta:word-count="11" meta:character-count="60" meta:non-whitespace-character-count="50"/>
  </office:meta>
</office:document-meta>
</file>